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51000000A6DCD3D611.jpg" manifest:media-type="image/jpeg"/>
  <manifest:file-entry manifest:full-path="Pictures/10000000000001AB0000009A6C306C3F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ff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5.063cm" svg:height="5.432cm" draw:transform="rotate (0.000349065850398866) translate (1.235cm 7.368cm)">
          <draw:image xlink:href="Pictures/10000000000001AB0000009A6C306C3F.jpg" xlink:type="simple" xlink:show="embed" xlink:actuate="onLoad">
            <text:p/>
          </draw:image>
        </draw:frame>
        <draw:frame draw:style-name="gr1" draw:text-style-name="P1" draw:layer="layout" svg:width="3.757cm" svg:height="7.699cm" draw:transform="rotate (1.57219259019649) translate (20.505cm 11.868cm)">
          <draw:image xlink:href="Pictures/1000000000000051000000A6DCD3D611.jpg" xlink:type="simple" xlink:show="embed" xlink:actuate="onLoad">
            <text:p/>
          </draw:image>
        </draw:frame>
        <draw:line draw:style-name="gr2" draw:text-style-name="P1" draw:layer="layout" svg:x1="16.2cm" svg:y1="11cm" svg:x2="20.6cm" svg:y2="10.9cm">
          <text:p/>
        </draw:line>
        <draw:line draw:style-name="gr3" draw:text-style-name="P1" draw:layer="layout" svg:x1="16.2cm" svg:y1="9.8cm" svg:x2="20.6cm" svg:y2="9.8cm">
          <text:p/>
        </draw:line>
        <draw:line draw:style-name="gr4" draw:text-style-name="P1" draw:layer="layout" svg:x1="21.1cm" svg:y1="7.5cm" svg:x2="27.8cm" svg:y2="7.5cm">
          <text:p/>
        </draw:line>
        <draw:frame draw:style-name="gr5" draw:text-style-name="P2" draw:layer="layout" svg:width="4.587cm" svg:height="0.962cm" svg:x="22.1cm" svg:y="6.6cm">
          <draw:text-box>
            <text:p>Hacia el mot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8T20:49:15.998000000</meta:creation-date>
    <dc:date>2016-01-18T21:01:52.624000000</dc:date>
    <meta:editing-duration>PT12M37S</meta:editing-duration>
    <meta:editing-cycles>1</meta:editing-cycles>
    <meta:document-statistic meta:object-count="6"/>
    <meta:generator>LibreOffice/4.4.3.2$Windows_x86 LibreOffice_project/88805f81e9fe61362df02b9941de8e38a9b5fd16</meta:generator>
  </office:meta>
</office:document-meta>
</file>